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125in" style:rel-column-width="450*"/>
    </style:style>
    <style:style style:name="Table1.B" style:family="table-column">
      <style:table-column-properties style:column-width="1.6285in" style:rel-column-width="2345*"/>
    </style:style>
    <style:style style:name="Table1.C" style:family="table-column">
      <style:table-column-properties style:column-width="3.0785in" style:rel-column-width="4433*"/>
    </style:style>
    <style:style style:name="Table1.D" style:family="table-column">
      <style:table-column-properties style:column-width="1.6736in" style:rel-column-width="24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4be408" style:font-name-asian="Times New Roman1" style:font-weight-asian="bold" style:font-size-complex="14pt"/>
    </style:style>
    <style:style style:name="P1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4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6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paragraph-rsid="0043964b" style:font-name-asian="Calibri" style:font-size-asian="12pt" style:font-name-complex="Times New Roman1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3736eb" officeooo:paragraph-rsid="003736eb" style:font-name-asian="Calibri" style:font-size-asian="12pt" style:font-name-complex="Times New Roman1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39fd00" officeooo:paragraph-rsid="0039fd00" style:font-name-asian="Calibri" style:font-size-asian="12pt" style:font-name-complex="Times New Roman1" style:font-size-complex="12pt"/>
    </style:style>
    <style:style style:name="P2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22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f1e98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25" style:family="paragraph" style:parent-style-name="Standard">
      <style:paragraph-properties fo:text-align="start" style:justify-single-word="false" fo:hyphenation-ladder-count="no-limit"/>
      <style:text-properties officeooo:paragraph-rsid="0025eb9e" fo:hyphenate="true" fo:hyphenation-remain-char-count="2" fo:hyphenation-push-char-count="2" loext:hyphenation-no-caps="false"/>
    </style:style>
    <style:style style:name="P26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1a1b4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 style:list-style-name="L1" style:master-page-name="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6da70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6da70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1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6ef75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1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0e748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0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5d1894" style:font-name-asian="Times New Roman1" style:font-weight-asian="bold" style:font-size-complex="14pt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officeooo:rsid="001d1fd5" style:font-size-complex="14pt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fo:font-weight="normal" officeooo:rsid="0062dcf1" fo:background-color="#ffff00" loext:char-shading-value="0" style:font-weight-asian="normal" style:font-size-complex="14pt" style:font-weight-complex="normal"/>
    </style:style>
    <style:style style:name="T20" style:family="text">
      <style:text-properties style:font-name="Times New Roman" fo:font-size="12pt" fo:language="uk" fo:country="UA" fo:font-weight="bold" officeooo:rsid="0025eb9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1" style:family="text">
      <style:text-properties style:font-name="Times New Roman" fo:font-size="12pt" fo:language="uk" fo:country="UA" fo:font-weight="normal" officeooo:rsid="005b94ea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2" style:family="text">
      <style:text-properties style:font-name="Times New Roman" fo:font-size="12pt" fo:language="uk" fo:country="UA" fo:font-weight="normal" officeooo:rsid="0062dcf1" fo:background-color="#ffff00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3" style:family="text">
      <style:text-properties officeooo:rsid="007dff2c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03in" draw:visible-area-height="1.9803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1">Лабораторна робота №</text:span><text:span text:style-name="T12">3</text:span></text:p>
      <text:p text:style-name="P23"><text:span text:style-name="T11"><text:line-break/></text:span><text:span text:style-name="T3">з дисципліни «</text:span><text:span text:style-name="T4">Розробка програмного забезпечення для мобільних пристроїв</text:span><text:span text:style-name="T13">»</text:span></text:p>
      <text:p text:style-name="P24"/>
      <text:p text:style-name="P21"><text:span text:style-name="T5">на тему: </text:span><text:span text:style-name="T6">«Створення додатків в Material Design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 Є.</text:p>
      <text:p text:style-name="P8">Прийня<text:span text:style-name="T14">в</text:span>: </text:p>
      <text:p text:style-name="P11">Іванов О.П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6"><text:span text:style-name="T9">Тема. <text:s/></text:span><text:span text:style-name="T8">Створення додатків в Material Design.</text:span></text:p>
      <text:p text:style-name="P15"><text:span text:style-name="T10">Мета.</text:span><text:span text:style-name="T7"> Реалізація мобільного інтерфейсу Material Design у Flutter, використання вікон зі</text:span></text:p>
      <text:p text:style-name="P27">станом, додаткові пакети, робота із файлами.</text:p>
      <text:p text:style-name="P14">Завдання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24070182336">
          <table:table-cell table:style-name="Table1.A1" office:value-type="string">
            <text:p text:style-name="P19">№</text:p>
          </table:table-cell>
          <table:table-cell table:style-name="Table1.A1" office:value-type="string">
            <text:p text:style-name="P17">Тема додатку</text:p>
          </table:table-cell>
          <table:table-cell table:style-name="Table1.A1" office:value-type="string">
            <text:p text:style-name="P17">Додаткові можливості </text:p>
          </table:table-cell>
          <table:table-cell table:style-name="Table1.D1" office:value-type="string">
            <text:p text:style-name="P17">Збереження даних</text:p>
          </table:table-cell>
        </table:table-row>
        <table:table-row table:style-name="TableLine94124070188576">
          <table:table-cell table:style-name="Table1.A2" office:value-type="string">
            <text:p text:style-name="P20">1<text:span text:style-name="T23">7</text:span></text:p>
          </table:table-cell>
          <table:table-cell table:style-name="Table1.A2" office:value-type="string">
            <text:p text:style-name="P17">Справи (Todo)</text:p>
          </table:table-cell>
          <table:table-cell table:style-name="Table1.A2" office:value-type="string">
            <text:p text:style-name="P17">Фільтрація списку за категоріями</text:p>
          </table:table-cell>
          <table:table-cell table:style-name="Table1.D2" office:value-type="string">
            <text:p text:style-name="P18">Файл XML</text:p>
          </table:table-cell>
        </table:table-row>
      </table:table>
      <text:list xml:id="list2274986251" text:style-name="L1">
        <text:list-item>
          <text:p text:style-name="P28">Тема додатку</text:p>
          <text:p text:style-name="P29">Мобільний додаток повинен реалізувати функції роботи зі списком елементів необхідного виду, має дозволити перегляд списку, додавання, редагування та видалення елементів.<text:line-break/>Види елементів:</text:p>
          <text:list>
            <text:list-item>
              <text:p text:style-name="P30">Пам'ятка (Memo) – має заголовок, розділ, пояснення.</text:p>
            </text:list-item>
            <text:list-item>
              <text:p text:style-name="P30">Справа (Todo) – має заголовок, розділ, пояснення, відмітка «Виконано».</text:p>
            </text:list-item>
            <text:list-item>
              <text:p text:style-name="P30">Подія (Event) – має заголовок, розділ, пояснення та дату події.</text:p>
            </text:list-item>
          </text:list>
        </text:list-item>
        <text:list-item>
          <text:p text:style-name="P31">Додаткові можливості – реалізувати обробку списку елементів, типу фільтрація по полю «Розділ»/ «Категорія», сортування по вказаному полю або пошук елементів по тексту в будь якому полі.</text:p>
        </text:list-item>
        <text:list-item>
          <text:p text:style-name="P31">Збереження даних – всі данні мають зберігатися та відновлюватися при наступному запуску, зберігати в текстовий файл заданого формату.</text:p>
        </text:list-item>
      </text:list>
      <text:p text:style-name="P13"><text:span text:style-name="T15">Текст програми.</text:span><text:span text:style-name="T16"> </text:span><text:a xlink:type="simple" xlink:href="https://github.com/dazzlemon/diit_121-ipz_y3_kpz/blob/main/1/src/main.pl" text:style-name="Internet_20_link" text:visited-style-name="Visited_20_Internet_20_Link"><text:span text:style-name="T18">g</text:span></text:a><text:a xlink:type="simple" xlink:href="https://github.com/dazzlemon/mobile/blob/main/lr3/lib/main.dart" text:style-name="Internet_20_link" text:visited-style-name="Visited_20_Internet_20_Link"><text:span text:style-name="T17">ithub</text:span></text:a></text:p>
      <text:p text:style-name="P25"><text:span text:style-name="T20">Результати виконання програми. </text:span><text:a xlink:type="simple" xlink:href="https://www.youtube.com/shorts/7jeZxJeNUKk" text:style-name="Internet_20_link" text:visited-style-name="Visited_20_Internet_20_Link">youtube</text:a><text:span text:style-name="T21"> </text:span><text:span text:style-name="T22">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2-05-17T21:06:00.140198231</dc:date>
    <meta:editing-duration>PT1H43M35S</meta:editing-duration>
    <meta:editing-cycles>102</meta:editing-cycles>
    <meta:generator>LibreOffice/7.2.6.2$Linux_X86_64 LibreOffice_project/20$Build-2</meta:generator>
    <meta:document-statistic meta:table-count="1" meta:image-count="0" meta:object-count="1" meta:page-count="2" meta:paragraph-count="35" meta:word-count="185" meta:character-count="1367" meta:non-whitespace-character-count="1211"/>
  </office:meta>
</office:document-meta>
</file>